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423cm" fo:min-width="1.1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hatch" draw:fill-hatch-name="Black_20_0_20_Degrees" draw:opacity="76%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424cm" fo:min-width="1.175cm"/>
    </style:style>
    <style:style style:name="gr5" style:family="graphic" style:parent-style-name="standard">
      <style:graphic-properties draw:textarea-horizontal-align="justify" draw:textarea-vertical-align="middle" draw:auto-grow-height="false" fo:min-height="0.131cm" fo:min-width="1.2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5cm" fo:min-width="0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1.482cm" fo:min-width="0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1.08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13cm" fo:min-width="1.365cm"/>
    </style:style>
    <style:style style:name="gr11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1.271cm" fo:min-width="1.1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6cm" fo:min-width="0cm"/>
    </style:style>
    <style:style style:name="gr13" style:family="graphic" style:parent-style-name="objectwithoutfill">
      <style:graphic-properties draw:stroke="dash" draw:stroke-dash="_32__20_Dots_20_1_20_Dash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1.17cm"/>
    </style:style>
    <style:style style:name="gr15" style:family="graphic" style:parent-style-name="objectwithoutfill">
      <style:graphic-properties draw:marker-start="" draw:marker-end="Small_20_Arrow" draw:fill="none" draw:textarea-vertical-align="middle"/>
    </style:style>
    <style:style style:name="gr16" style:family="graphic" style:parent-style-name="objectwithoutfill">
      <style:graphic-properties draw:marker-end="Small_20_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5cm" fo:min-width="1.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0.722cm"/>
    </style:style>
    <style:style style:name="gr19" style:family="graphic" style:parent-style-name="objectwithoutfill">
      <style:graphic-properties draw:marker-end="Arrow_20_concave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1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1.844cm"/>
    </style:style>
    <style:style style:name="gr22" style:family="graphic" style:parent-style-name="objectwithoutfill">
      <style:graphic-properties draw:marker-end="Symmetric_20_Arrow" draw:fill="none" draw:textarea-vertical-align="middle"/>
    </style:style>
    <style:style style:name="gr23" style:family="graphic" style:parent-style-name="objectwithoutfill">
      <style:graphic-properties draw:marker-start="Small_20_Arrow" draw:marker-end="Small_20_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0.722cm"/>
    </style:style>
    <style:style style:name="gr25" style:family="graphic" style:parent-style-name="objectwithoutfill">
      <style:graphic-properties draw:stroke="solid" draw:stroke-dash="_32__20_Dots_20_1_20_Dash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0_20_Degrees" draw:opacity="7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hatch" draw:fill-hatch-name="Red_20_Crossed_20_45_20_Degrees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5cm" svg:height="1.673cm" draw:transform="rotate (-1.5707963267949) translate (7.027cm 4.204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8cm" svg:y1="22.617cm" svg:x2="17.68cm" svg:y2="25.661cm">
          <text:p/>
        </draw:line>
        <draw:line draw:style-name="gr2" draw:text-style-name="P2" draw:layer="layout" svg:x1="16.158cm" svg:y1="22.617cm" svg:x2="16.158cm" svg:y2="25.661cm">
          <text:p/>
        </draw:line>
        <draw:line draw:style-name="gr2" draw:text-style-name="P2" draw:layer="layout" svg:x1="7.027cm" svg:y1="4.204cm" svg:x2="7.027cm" svg:y2="5.878cm">
          <text:p/>
        </draw:line>
        <draw:line draw:style-name="gr2" draw:text-style-name="P2" draw:layer="layout" svg:x1="5.505cm" svg:y1="4.204cm" svg:x2="5.505cm" svg:y2="5.878cm">
          <text:p/>
        </draw:line>
        <draw:line draw:style-name="gr3" draw:text-style-name="P3" draw:layer="layout" svg:x1="7.027cm" svg:y1="5.878cm" svg:x2="7.027cm" svg:y2="7.552cm">
          <text:p/>
        </draw:line>
        <draw:line draw:style-name="gr3" draw:text-style-name="P3" draw:layer="layout" svg:x1="5.505cm" svg:y1="5.878cm" svg:x2="5.505cm" svg:y2="7.552cm">
          <text:p/>
        </draw:line>
        <draw:path draw:style-name="gr3" draw:text-style-name="P3" draw:layer="layout" svg:width="1.524cm" svg:height="1.521cm" draw:transform="rotate (-1.5707963267949) translate (8.54899727325843cm 7.3997469527632cm)" svg:viewBox="0 0 1525 1522" svg:d="M0 1522c1674 0 1522-1522 1522-1522">
          <text:p/>
        </draw:path>
        <draw:path draw:style-name="gr3" draw:text-style-name="P3" draw:layer="layout" svg:width="3.044cm" svg:height="3.043cm" draw:transform="rotate (-1.5707963267949) translate (8.54899727325843cm 7.3997469527632cm)" svg:viewBox="0 0 3045 3044" svg:d="M0 3044c3196 0 3044-3044 3044-3044">
          <text:p/>
        </draw:path>
        <draw:line draw:style-name="gr3" draw:text-style-name="P3" draw:layer="layout" svg:x1="8.549cm" svg:y1="8.922cm" svg:x2="10.071cm" svg:y2="8.922cm">
          <text:p/>
        </draw:line>
        <draw:line draw:style-name="gr3" draw:text-style-name="P3" draw:layer="layout" svg:x1="8.549cm" svg:y1="10.443cm" svg:x2="10.071cm" svg:y2="10.443cm">
          <text:p/>
        </draw:line>
        <draw:custom-shape draw:style-name="gr4" draw:text-style-name="P1" draw:layer="layout" svg:width="1.675cm" svg:height="1.674cm" draw:transform="rotate (-1.5707963267949) translate (11.745cm 8.769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71cm" svg:y1="8.922cm" svg:x2="11.593cm" svg:y2="8.922cm">
          <text:p/>
        </draw:line>
        <draw:line draw:style-name="gr3" draw:text-style-name="P3" draw:layer="layout" svg:x1="10.071cm" svg:y1="10.443cm" svg:x2="11.593cm" svg:y2="10.443cm">
          <text:p/>
        </draw:line>
        <draw:custom-shape draw:style-name="gr5" draw:text-style-name="P4" draw:layer="layout" svg:width="1.98cm" svg:height="0.761cm" draw:transform="rotate (-1.5707963267949) translate (6.571cm 2.0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3.658cm" svg:height="1.465cm" draw:transform="rotate (-1.5707963267949) translate (5.448cm 1.46cm)">
          <draw:text-box>
            <text:p>Fluid 1</text:p>
          </draw:text-box>
        </draw:frame>
        <draw:line draw:style-name="gr2" draw:text-style-name="P2" draw:layer="layout" svg:x1="6.266cm" svg:y1="9.53cm" svg:x2="5.505cm" svg:y2="9.53cm">
          <text:p/>
        </draw:line>
        <draw:line draw:style-name="gr2" draw:text-style-name="P2" draw:layer="layout" svg:x1="6.57cm" svg:y1="9.835cm" svg:x2="5.505cm" svg:y2="9.835cm">
          <text:p/>
        </draw:line>
        <draw:line draw:style-name="gr2" draw:text-style-name="P2" draw:layer="layout" svg:x1="5.505cm" svg:y1="9.53cm" svg:x2="5.505cm" svg:y2="9.834cm">
          <text:p/>
        </draw:line>
        <draw:custom-shape draw:style-name="gr7" draw:text-style-name="P6" draw:layer="layout" svg:width="0.762cm" svg:height="1.978cm" draw:transform="rotate (-1.5707963267949) translate (5.201cm 9.3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3.656cm" svg:height="1.465cm" draw:transform="rotate (-1.5707963267949) translate (4.593cm 9.835cm)">
          <draw:text-box>
            <text:p>Fluid 2</text:p>
          </draw:text-box>
        </draw:frame>
        <draw:path draw:style-name="gr2" draw:text-style-name="P2" draw:layer="layout" svg:width="3.044cm" svg:height="3.043cm" draw:transform="rotate (1.5707963267949) translate (14.6360271420227cm 11.9650193543364cm)" svg:viewBox="0 0 3045 3044" svg:d="M0 3044c3196 0 3044-3044 3044-3044">
          <text:p/>
        </draw:path>
        <draw:path draw:style-name="gr2" draw:text-style-name="P2" draw:layer="layout" svg:width="1.652cm" svg:height="1.376cm" draw:transform="skewX (0.000698131700797747) rotate (1.6620770466742) translate (14.7867206998972cm 12.0895546708783cm)" svg:viewBox="0 0 1653 1377" svg:d="M0 1377c1681 1 1653-1377 1653-1377">
          <text:p/>
        </draw:path>
        <draw:custom-shape draw:style-name="gr8" draw:text-style-name="P6" draw:layer="layout" svg:width="0.609cm" svg:height="1.521cm" draw:transform="rotate (0.0356047167406847) translate (16.429cm 7.2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2.679cm" svg:height="1cm" draw:transform="rotate (-1.5707963267949) translate (18cm 5.821cm)">
          <draw:text-box>
            <text:p>Fluid 2</text:p>
          </draw:text-box>
        </draw:frame>
        <draw:line draw:style-name="gr2" draw:text-style-name="P2" draw:layer="layout" svg:x1="14.636cm" svg:y1="8.922cm" svg:x2="11.44cm" svg:y2="8.922cm">
          <text:p/>
        </draw:line>
        <draw:line draw:style-name="gr2" draw:text-style-name="P2" draw:layer="layout" svg:x1="14.636cm" svg:y1="10.443cm" svg:x2="11.44cm" svg:y2="10.443cm">
          <text:p/>
        </draw:line>
        <draw:line draw:style-name="gr2" draw:text-style-name="P2" draw:layer="layout" svg:x1="17.68cm" svg:y1="11.965cm" svg:x2="17.68cm" svg:y2="22.617cm">
          <text:p/>
        </draw:line>
        <draw:line draw:style-name="gr2" draw:text-style-name="P2" draw:layer="layout" svg:x1="16.158cm" svg:y1="11.965cm" svg:x2="16.158cm" svg:y2="22.617cm">
          <text:p/>
        </draw:line>
        <draw:custom-shape draw:style-name="gr10" draw:text-style-name="P7" draw:layer="layout" svg:width="2.131cm" svg:height="0.76cm" draw:transform="rotate (-1.5707963267949) translate (17.223cm 26.2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7.027cm" svg:y1="4.204cm" svg:x2="5.505cm" svg:y2="4.204cm">
          <text:p/>
        </draw:line>
        <draw:line draw:style-name="gr2" draw:text-style-name="P2" draw:layer="layout" svg:x1="17.68cm" svg:y1="25.661cm" svg:x2="16.158cm" svg:y2="25.661cm">
          <text:p/>
        </draw:line>
        <draw:custom-shape draw:style-name="gr11" draw:text-style-name="P8" draw:layer="layout" svg:width="1.674cm" svg:height="1.521cm" draw:transform="rotate (-1.5707963267949) translate (17.679cm 18.204cm)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913cm" svg:height="1.706cm" draw:transform="rotate (-1.5707963267949) translate (16.006cm 17.687cm)">
          <draw:text-box>
            <text:p text:style-name="P4">External Heater</text:p>
          </draw:text-box>
        </draw:frame>
        <draw:line draw:style-name="gr2" draw:text-style-name="P2" draw:layer="layout" svg:x1="2.766cm" svg:y1="5.878cm" svg:x2="2.005cm" svg:y2="5.878cm">
          <text:p/>
        </draw:line>
        <draw:line draw:style-name="gr2" draw:text-style-name="P2" draw:layer="layout" svg:x1="2.919cm" svg:y1="24.139cm" svg:x2="2.158cm" svg:y2="24.139cm">
          <text:p/>
        </draw:line>
        <draw:line draw:style-name="gr13" draw:text-style-name="P2" draw:layer="layout" svg:x1="16.157cm" svg:y1="24.139cm" svg:x2="2.766cm" svg:y2="24.139cm">
          <text:p/>
        </draw:line>
        <draw:line draw:style-name="gr13" draw:text-style-name="P2" draw:layer="layout" svg:x1="5.505cm" svg:y1="5.878cm" svg:x2="2.766cm" svg:y2="5.878cm">
          <text:p/>
        </draw:line>
        <draw:frame draw:style-name="gr14" draw:text-style-name="P5" draw:layer="layout" svg:width="1.994cm" svg:height="1.464cm" draw:transform="rotate (-1.5707963267949) translate (3.071cm 14.248cm)">
          <draw:text-box>
            <text:p>8D</text:p>
          </draw:text-box>
        </draw:frame>
        <draw:line draw:style-name="gr15" draw:text-style-name="P2" draw:layer="layout" svg:x1="2.462cm" svg:y1="14.248cm" svg:x2="2.462cm" svg:y2="5.878cm">
          <text:p/>
        </draw:line>
        <draw:line draw:style-name="gr16" draw:text-style-name="P2" draw:layer="layout" svg:x1="2.462cm" svg:y1="16.074cm" svg:x2="2.462cm" svg:y2="24.139cm">
          <text:p/>
        </draw:line>
        <draw:line draw:style-name="gr2" draw:text-style-name="P2" draw:layer="layout" svg:x1="16.158cm" svg:y1="25.813cm" svg:x2="16.158cm" svg:y2="26.422cm">
          <text:p/>
        </draw:line>
        <draw:line draw:style-name="gr2" draw:text-style-name="P2" draw:layer="layout" svg:x1="7.027cm" svg:y1="25.813cm" svg:x2="7.027cm" svg:y2="26.422cm">
          <text:p/>
        </draw:line>
        <draw:frame draw:style-name="gr17" draw:text-style-name="P5" draw:layer="layout" svg:width="1.994cm" svg:height="1.465cm" draw:transform="rotate (-1.5707963267949) translate (12.202cm 25.206cm)">
          <draw:text-box>
            <text:p>4D</text:p>
          </draw:text-box>
        </draw:frame>
        <draw:line draw:style-name="gr16" draw:text-style-name="P2" draw:layer="layout" svg:x1="12.201cm" svg:y1="26.117cm" svg:x2="16.158cm" svg:y2="26.117cm">
          <text:p/>
        </draw:line>
        <draw:line draw:style-name="gr16" draw:text-style-name="P2" draw:layer="layout" svg:x1="10.984cm" svg:y1="26.117cm" svg:x2="7.027cm" svg:y2="26.117cm">
          <text:p/>
        </draw:line>
        <draw:line draw:style-name="gr13" draw:text-style-name="P2" draw:layer="layout" svg:x1="7.027cm" svg:y1="10.291cm" svg:x2="7.027cm" svg:y2="25.661cm">
          <text:p/>
        </draw:line>
        <draw:line draw:style-name="gr16" draw:text-style-name="P2" draw:layer="layout" svg:x1="12.049cm" svg:y1="7.4cm" svg:x2="12.049cm" svg:y2="8.922cm">
          <text:p/>
        </draw:line>
        <draw:line draw:style-name="gr15" draw:text-style-name="P2" draw:layer="layout" svg:x1="12.049cm" svg:y1="11.965cm" svg:x2="12.049cm" svg:y2="10.443cm">
          <text:p/>
        </draw:line>
        <draw:frame draw:style-name="gr18" draw:text-style-name="P5" draw:layer="layout" svg:width="1.46cm" svg:height="1.464cm" draw:transform="rotate (-1.5707963267949) translate (13.419cm 7.247cm)">
          <draw:text-box>
            <text:p>D</text:p>
          </draw:text-box>
        </draw:frame>
        <draw:line draw:style-name="gr19" draw:text-style-name="P2" draw:layer="layout" svg:x1="5.81cm" svg:y1="9.074cm" svg:x2="5.81cm" svg:y2="9.531cm">
          <text:p/>
        </draw:line>
        <draw:line draw:style-name="gr16" draw:text-style-name="P2" draw:layer="layout" svg:x1="5.81cm" svg:y1="10.9cm" svg:x2="5.81cm" svg:y2="9.835cm">
          <text:p/>
        </draw:line>
        <draw:frame draw:style-name="gr20" draw:text-style-name="P5" draw:layer="layout" svg:width="2.264cm" svg:height="1.464cm" draw:transform="rotate (-1.5707963267949) translate (6.665cm 11.07cm)">
          <draw:text-box>
            <text:p>D/2</text:p>
          </draw:text-box>
        </draw:frame>
        <draw:frame draw:style-name="gr21" draw:text-style-name="P5" draw:layer="layout" svg:width="2.801cm" svg:height="1.466cm" draw:transform="rotate (-1.5707963267949) translate (18.866cm 8.199cm)">
          <draw:text-box>
            <text:p>3D/4</text:p>
          </draw:text-box>
        </draw:frame>
        <draw:line draw:style-name="gr2" draw:text-style-name="P2" draw:layer="layout" svg:x1="16.6cm" svg:y1="9.5cm" svg:x2="16.6cm" svg:y2="9cm">
          <text:p/>
        </draw:line>
        <draw:line draw:style-name="gr2" draw:text-style-name="P2" draw:layer="layout" svg:x1="17.2cm" svg:y1="10.1cm" svg:x2="17.2cm" svg:y2="9cm">
          <text:p/>
        </draw:line>
        <draw:line draw:style-name="gr2" draw:text-style-name="P2" draw:layer="layout" svg:x1="16.6cm" svg:y1="9cm" svg:x2="17.2cm" svg:y2="9cm">
          <text:p/>
        </draw:line>
        <draw:line draw:style-name="gr22" draw:text-style-name="P2" draw:layer="layout" svg:x1="16.1cm" svg:y1="9.1cm" svg:x2="16.6cm" svg:y2="9.1cm">
          <text:p/>
        </draw:line>
        <draw:line draw:style-name="gr16" draw:text-style-name="P2" draw:layer="layout" svg:x1="18cm" svg:y1="9.1cm" svg:x2="17.2cm" svg:y2="9.1cm">
          <text:p/>
        </draw:line>
        <draw:line draw:style-name="gr2" draw:text-style-name="P2" draw:layer="layout" svg:x1="17.8cm" svg:y1="18.2cm" svg:x2="18.7cm" svg:y2="18.2cm">
          <text:p/>
        </draw:line>
        <draw:line draw:style-name="gr2" draw:text-style-name="P2" draw:layer="layout" svg:x1="17.8cm" svg:y1="19.9cm" svg:x2="18.7cm" svg:y2="19.9cm">
          <text:p/>
        </draw:line>
        <draw:line draw:style-name="gr23" draw:text-style-name="P2" draw:layer="layout" svg:x1="18.2cm" svg:y1="18.2cm" svg:x2="18.2cm" svg:y2="19.9cm">
          <text:p/>
        </draw:line>
        <draw:frame draw:style-name="gr24" draw:text-style-name="P5" draw:layer="layout" svg:width="1.053cm" svg:height="1.019cm" draw:transform="rotate (-1.5707963267949) translate (19.119cm 18.547cm)">
          <draw:text-box>
            <text:p>D</text:p>
          </draw:text-box>
        </draw:frame>
        <draw:line draw:style-name="gr25" draw:text-style-name="P2" draw:layer="layout" svg:x1="7.8cm" svg:y1="5.9cm" svg:x2="7.2cm" svg:y2="5.9cm">
          <text:p/>
        </draw:line>
        <draw:line draw:style-name="gr25" draw:text-style-name="P2" draw:layer="layout" svg:x1="7.8cm" svg:y1="8cm" svg:x2="7.2cm" svg:y2="8cm">
          <text:p/>
        </draw:line>
        <draw:line draw:style-name="gr23" draw:text-style-name="P2" draw:layer="layout" svg:x1="7.5cm" svg:y1="5.9cm" svg:x2="7.5cm" svg:y2="8cm">
          <text:p/>
        </draw:line>
        <draw:frame draw:style-name="gr24" draw:text-style-name="P5" draw:layer="layout" svg:width="1.053cm" svg:height="1.019cm" draw:transform="rotate (-1.5707963267949) translate (8.419cm 6.547cm)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6:13:33.918298954</meta:creation-date>
    <dc:date>2016-11-06T18:50:22.906541964</dc:date>
    <meta:editing-duration>PT1H34M21S</meta:editing-duration>
    <meta:editing-cycles>5</meta:editing-cycles>
    <meta:generator>LibreOffice/5.1.4.2$Linux_X86_64 LibreOffice_project/10m0$Build-2</meta:generator>
    <meta:document-statistic meta:object-count="67"/>
  </office:meta>
</office:document-meta>
</file>